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SQL-server</text:p>
      <text:p text:style-name="Subtitle">Readme.rmd</text:p>
      <text:p text:style-name="Author">Sergio Pedro R Oliveira</text:p>
      <text:p text:style-name="Date">2022-05-1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SQL-server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odulo-24---instalação-e-delimitador-go"/>3 Modulo 24 - Instalação e delimitador <text:span text:style-name="T1">GO</text:span><text:bookmark-end text:name="modulo-24---instalação-e-delimitador-go"/></text:h>
      <text:h text:style-name="Heading_20_2" text:outline-level="2"><text:bookmark-start text:name="instalação"/>3.1 Instalação<text:bookmark-end text:name="instalação"/></text:h>
      <text:h text:style-name="Heading_20_3" text:outline-level="3"><text:bookmark-start text:name="instalar-sql-server"/>3.1.1 Instalar SQL-server<text:line-break/><text:bookmark-end text:name="instalar-sql-server"/></text:h>
      <text:list text:style-name="L1">
        <text:list-item>
          <text:p text:style-name="P1">Versão:<text:line-break/>Versão usada é a express 2019, por ser a versão mais completa gratuita.<text:line-break/></text:p>
        </text:list-item>
        <text:list-item>
          <text:p text:style-name="P1">Ubuntu<text:line-break/><text:a xlink:type="simple" xlink:href="https://docs.microsoft.com/pt-br/sql/linux/quickstart-install-connect-ubuntu?view=sql-server-ver15" office:name=""><text:span text:style-name="Definition">https://docs.microsoft.com/pt-br/sql/linux/quickstart-install-connect-ubuntu?view=sql-server-ver15</text:span></text:a><text:line-break/>Basta seguir o passo a passo do site, ou pesquisar por pesquisar por “SQL-server Ubuntu” no youtube e seguir alguns tutoriais.<text:line-break/></text:p>
        </text:list-item>
        <text:list-item>
          <text:p text:style-name="P1">Windows<text:line-break/></text:p>
        </text:list-item>
      </text:list>
      <text:h text:style-name="Heading_20_3" text:outline-level="3"><text:bookmark-start text:name="instalar-azure-data-studio"/>3.1.2 Instalar Azure Data Studio<text:line-break/><text:bookmark-end text:name="instalar-azure-data-studio"/></text:h>
      <text:list text:style-name="L2">
        <text:list-item>
          <text:p text:style-name="P2">Gerenciador de banco de dados usado para SQL-server, que estou usando no Ubuntu.<text:line-break/></text:p>
        </text:list-item>
        <text:list-item>
          <text:p text:style-name="P2">Onde baixar:<text:line-break/><text:a xlink:type="simple" xlink:href="https://docs.microsoft.com/pt-br/sql/azure-data-studio/download-azure-data-studio?view=sql-server-ver15" office:name=""><text:span text:style-name="Definition">https://docs.microsoft.com/pt-br/sql/azure-data-studio/download-azure-data-studio?view=sql-server-ver15</text:span></text:a><text:line-break/></text:p>
        </text:list-item>
      </text:list>
      <text:p text:style-name="Pagebreak"/>
      <text:h text:style-name="Heading_20_2" text:outline-level="2"><text:bookmark-start text:name="acessando-sql-server-pelo-terminal"/>3.2 Acessando SQL-server pelo terminal<text:bookmark-end text:name="acessando-sql-server-pelo-terminal"/></text:h>
      <text:list text:style-name="L3">
        <text:list-item>
          <text:p text:style-name="P3">Execute o sqlcmd com parâmetros para o nome do SQL Server (-S), o nome de usuário (-U) e a senha (-P). Neste tutorial, você está se conectando localmente, portanto, o nome do servidor é localhost. O nome de usuário é SA (system administrator, equivalente ao root do MySQL) e a senha é a mesma fornecida para a conta SA durante a instalação.<text:line-break/></text:p>
        </text:list-item>
      </text:list>
      <text:p text:style-name="First_20_paragraph">sqlcmd -S localhost -U SA -P ‘<text:span text:style-name="T2">YourPassword</text:span>’<text:line-break/></text:p>
      <text:list text:style-name="L4">
        <text:list-item>
          <text:p text:style-name="P4">É possível omitir a senha na linha de comando para receber uma solicitação para inseri-la.<text:line-break/></text:p>
        </text:list-item>
      </text:list>
      <text:p text:style-name="First_20_paragraph">sqlcmd -S localhost -U SA<text:line-break/></text:p>
      <text:h text:style-name="Heading_20_2" text:outline-level="2"><text:bookmark-start text:name="bancos-do-sistema"/>3.3 Bancos do sistema<text:bookmark-end text:name="bancos-do-sistema"/></text:h>
      <text:p text:style-name="Pagebreak"/>
      <text:h text:style-name="Heading_20_2" text:outline-level="2"><text:bookmark-start text:name="uso-do-delimitador-go"/>3.4 Uso do delimitador <text:span text:style-name="T1">GO</text:span><text:bookmark-end text:name="uso-do-delimitador-go"/></text:h>
      <text:p text:style-name="Pagebreak"/>
      <text:h text:style-name="Heading_20_1" text:outline-level="1"><text:bookmark-start text:name="andamento-dos-estudos"/>4 Andamento dos Estudos<text:bookmark-end text:name="andamento-dos-estudos"/></text:h>
      <text:h text:style-name="Heading_20_2" text:outline-level="2"><text:bookmark-start text:name="assunto-em-andamento"/>4.1 Assunto em andamento<text:bookmark-end text:name="assunto-em-andamento"/></text:h>
      <text:p text:style-name="First_20_paragraph">Atualmente estou estudando Módulo 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SQL-server</dc:title>
    <dc:description/>
    <dc:subject/>
    <meta:keyword/>
    <meta:initial-creator>Sergio Pedro R Oliveira</meta:initial-creator>
    <dc:creator>Sergio Pedro R Oliveira</dc:creator>
    <meta:creation-date>2022-05-13T05:08:01Z</meta:creation-date>
    <dc:date>2022-05-13T05:08:01Z</dc:date>
    <meta:user-defined meta:name="date" meta:value-type="string">2022-05-13</meta:user-defined>
    <meta:user-defined meta:name="output" meta:value-type="string"/>
    <meta:user-defined meta:name="subtitle" meta:value-type="string">Readme.rmd</meta:user-defined>
  </office:meta>
</office:document-meta>
</file>